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6b28" officeooo:paragraph-rsid="000a6b28"/>
    </style:style>
    <style:style style:name="P2" style:family="paragraph" style:parent-style-name="Standard">
      <style:text-properties officeooo:rsid="000ba6b8" officeooo:paragraph-rsid="000ba6b8"/>
    </style:style>
    <style:style style:name="P3" style:family="paragraph" style:parent-style-name="Standard">
      <style:text-properties officeooo:rsid="000d7bb5" officeooo:paragraph-rsid="000d7bb5"/>
    </style:style>
    <style:style style:name="P4" style:family="paragraph" style:parent-style-name="Standard">
      <style:text-properties officeooo:rsid="000eba82" officeooo:paragraph-rsid="000eba82"/>
    </style:style>
    <style:style style:name="P5" style:family="paragraph" style:parent-style-name="Standard">
      <style:text-properties fo:font-size="16pt" officeooo:rsid="000eba82" officeooo:paragraph-rsid="000eba82" style:font-size-asian="16pt" style:font-size-complex="16pt"/>
    </style:style>
    <style:style style:name="P6" style:family="paragraph" style:parent-style-name="Standard" style:list-style-name="L1">
      <style:text-properties officeooo:paragraph-rsid="000a6b28"/>
    </style:style>
    <style:style style:name="P7" style:family="paragraph" style:parent-style-name="Standard" style:list-style-name="L2">
      <style:text-properties officeooo:rsid="000d7bb5" officeooo:paragraph-rsid="000d7bb5"/>
    </style:style>
    <style:style style:name="P8" style:family="paragraph" style:parent-style-name="Standard" style:list-style-name="L3">
      <style:text-properties officeooo:rsid="000d7bb5" officeooo:paragraph-rsid="000d7bb5"/>
    </style:style>
    <style:style style:name="P9" style:family="paragraph" style:parent-style-name="Standard" style:list-style-name="L4">
      <style:text-properties officeooo:rsid="000d7bb5" officeooo:paragraph-rsid="000d7bb5"/>
    </style:style>
    <style:style style:name="P10" style:family="paragraph" style:parent-style-name="Standard" style:list-style-name="L3">
      <style:text-properties officeooo:rsid="000ba6b8" officeooo:paragraph-rsid="000ba6b8"/>
    </style:style>
    <style:style style:name="P11" style:family="paragraph" style:parent-style-name="Standard">
      <style:text-properties officeooo:rsid="000eba82" officeooo:paragraph-rsid="000eba82"/>
    </style:style>
    <style:style style:name="T1" style:family="text">
      <style:text-properties officeooo:rsid="000ba6b8"/>
    </style:style>
    <style:style style:name="T2" style:family="text">
      <style:text-properties officeooo:rsid="000d7bb5"/>
    </style:style>
    <style:style style:name="T3" style:family="text">
      <style:text-properties officeooo:rsid="000eba82"/>
    </style:style>
    <style:style style:name="T4" style:family="text">
      <style:text-properties officeooo:rsid="000a6b28"/>
    </style:style>
    <style:style style:name="T5" style:family="text">
      <style:text-properties officeooo:rsid="001095d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trik Kasanický – IV.B , 1.skupina </text:p>
      <text:p text:style-name="P1"/>
      <text:p text:style-name="P1"/>
      <text:p text:style-name="P1">ls – listing (úkaze súbory)</text:p>
      <text:p text:style-name="P1"/>
      <text:p text:style-name="P1">cd – change directory <text:s/>, cd .. (krok dozadu )</text:p>
      <text:p text:style-name="P1"/>
      <text:list text:style-name="L1">
        <text:list-item>
          <text:p text:style-name="P6"><text:span text:style-name="T4">npm run dev – </text:span><text:span text:style-name="T1">spustenie servera </text:span><text:span text:style-name="T2">pre developera – </text:span><text:span text:style-name="T3">pomalší ale zakaždým keď dôjde ku zmeneniu kódu , refrešne celu stránku </text:span></text:p>
        </text:list-item>
      </text:list>
      <text:list text:style-name="L2">
        <text:list-item>
          <text:p text:style-name="P7">npm run build – vytvori server pre verejnosť – <text:span text:style-name="T3">rychli a nerefresuje zmeny kodu </text:span></text:p>
        </text:list-item>
        <text:list-item>
          <text:p text:style-name="P7">npm run start – spusti server pre verejnosť </text:p>
        </text:list-item>
      </text:list>
      <text:p text:style-name="P1"/>
      <text:list text:style-name="L3">
        <text:list-item>
          <text:p text:style-name="P10">crtl + c <text:s text:c="2"/>- vypnutie servera </text:p>
        </text:list-item>
        <text:list-item>
          <text:p text:style-name="P8">crtl + l – vyčistenie terminálu </text:p>
        </text:list-item>
        <text:list-item>
          <text:p text:style-name="P8">ctrl + / - format pre komentar </text:p>
        </text:list-item>
      </text:list>
      <text:p text:style-name="P3"/>
      <text:p text:style-name="P3"/>
      <text:p text:style-name="P2"><text:a xlink:type="simple" xlink:href="https://mui.com/material-ui/all-components/" text:style-name="Internet_20_link" text:visited-style-name="Visited_20_Internet_20_Link">https://mui.com/material-ui/all-components/</text:a> - stranka na tempplates</text:p>
      <text:p text:style-name="P2"><text:a xlink:type="simple" xlink:href="https://nextjs.org/docs/getting-started/installation" text:style-name="Internet_20_link" text:visited-style-name="Visited_20_Internet_20_Link">https://nextjs.org/docs/getting-started/installation</text:a> – stranka na next.cs inštaláciu</text:p>
      <text:p text:style-name="P2"/>
      <text:p text:style-name="P3"/>
      <text:list text:style-name="L4">
        <text:list-item>
          <text:p text:style-name="P9">page.tsx – musí byt takto pomenovaní inač ho nezoberie <text:span text:style-name="T3">(iba folder je pod vlastným názvom </text:span></text:p>
        </text:list-item>
        <text:list-item>
          <text:p text:style-name="P9">layout.tsx – route layout – prvý súbor co hľadá <text:s/>nextgen</text:p>
        </text:list-item>
        <text:list-item>
          <text:p text:style-name="P9">not-found.tsx – v mojom pripade predom vytvorene , ale budeme robiť overwrite – to znamena ze to npr. Zmenime jazyk </text:p>
        </text:list-item>
      </text:list>
      <text:p text:style-name="P3"/>
      <text:p text:style-name="P3">use client <text:s/>- pokiaľ nejde nahodit npm run build – vysvetlenie neskor </text:p>
      <text:p text:style-name="P3"/>
      <text:p text:style-name="P4">pokiaľ sa vyskytuje neexistujuca chyba staci vypnut a zapnut vscode </text:p>
      <text:p text:style-name="P4"/>
      <text:p text:style-name="P4">napr ./top100films nechce zobrat , staci prepisat lomitko </text:p>
      <text:p text:style-name="P4"/>
      <text:p text:style-name="P4">git init - <text:s/><text:span text:style-name="T5">spustenie gitu </text:span></text:p>
      <text:p text:style-name="P4">git branch -m main <text:s text:c="2"/>- <text:span text:style-name="T5">zmenenie mena branch</text:span></text:p>
      <text:p text:style-name="P4">git config --global user.name "Patike-1" – urcenie uzivatela v githube</text:p>
      <text:p text:style-name="P4">git config --global user.email <text:s/>"<text:a xlink:type="simple" xlink:href="mailto:patrik69kasanicky@gmail.com" text:style-name="Internet_20_link" text:visited-style-name="Visited_20_Internet_20_Link">patrik69kasanicky@gmail.com</text:a>" urcenie <text:span text:style-name="T5">emailu v githube </text:span></text:p>
      <text:p text:style-name="P4">git remote add origin <text:a xlink:type="simple" xlink:href="https://github.com/Patike-1/projekt-kilogram.git" text:style-name="Internet_20_link" text:visited-style-name="Visited_20_Internet_20_Link">https://github.com/Patike-1/projekt-kilogram.git</text:a> – <text:span text:style-name="T5">link do do github precinka </text:span></text:p>
      <text:p text:style-name="P4">git remote -v – <text:span text:style-name="T5">overenie ci netastala chyba </text:span></text:p>
      <text:p text:style-name="P4">git add . – <text:span text:style-name="T5">posle subor na github</text:span></text:p>
      <text:p text:style-name="P4"><text:s/><text:span text:style-name="T5">potom treba zmeni za kazdim ulozit aj na github pomocou trtou inkonko zlava <text:s/>a commit</text:span></text:p>
      <text:p text:style-name="P4"/>
      <text:p text:style-name="P3"/>
      <text:p text:style-name="P3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9:12:40.786663232</meta:creation-date>
    <meta:generator>LibreOffice/24.2.5.2$Linux_X86_64 LibreOffice_project/420$Build-2</meta:generator>
    <dc:date>2024-09-24T12:00:02.030986337</dc:date>
    <meta:editing-duration>PT2H8M36S</meta:editing-duration>
    <meta:editing-cycles>3</meta:editing-cycles>
    <meta:document-statistic meta:table-count="0" meta:image-count="0" meta:object-count="0" meta:page-count="1" meta:paragraph-count="25" meta:word-count="234" meta:character-count="1553" meta:non-whitespace-character-count="1308"/>
  </office:meta>
</office:document-meta>
</file>